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officeooo:rsid="001dc257" officeooo:paragraph-rsid="001dc257" style:font-size-asian="15pt" style:font-size-complex="15pt"/>
    </style:style>
    <style:style style:name="P2" style:family="paragraph" style:parent-style-name="Standard">
      <style:text-properties fo:font-size="15pt" officeooo:paragraph-rsid="001dc257" style:font-size-asian="15pt" style:font-size-complex="15pt"/>
    </style:style>
    <style:style style:name="P3" style:family="paragraph" style:parent-style-name="Standard">
      <style:text-properties fo:font-size="11pt" fo:language="en" fo:country="US" officeooo:rsid="001dc257" officeooo:paragraph-rsid="001dc257" style:font-size-asian="11pt" style:font-size-complex="11pt"/>
    </style:style>
    <style:style style:name="P4" style:family="paragraph" style:parent-style-name="Standard">
      <style:text-properties officeooo:paragraph-rsid="001dc257"/>
    </style:style>
    <style:style style:name="P5" style:family="paragraph" style:parent-style-name="Standard">
      <style:text-properties fo:font-variant="normal" fo:text-transform="none" fo:color="#222222" style:font-name="Consolas" fo:font-size="11pt" fo:letter-spacing="normal" fo:font-style="normal" fo:font-weight="normal" officeooo:paragraph-rsid="001dc257"/>
    </style:style>
    <style:style style:name="T1" style:family="text">
      <style:text-properties fo:font-variant="normal" fo:text-transform="none" fo:color="#222222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Consolas" fo:font-size="9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222222" style:font-name="Consolas" fo:font-size="9pt" fo:letter-spacing="normal" fo:language="en" fo:country="US" fo:font-style="normal" fo:font-weight="normal" officeooo:rsid="001dc257" style:font-size-asian="11pt" style:font-size-complex="11pt"/>
    </style:style>
    <style:style style:name="T4" style:family="text">
      <style:text-properties fo:font-variant="normal" fo:text-transform="none" fo:color="#222222" style:font-name="Consolas" fo:letter-spacing="normal" fo:font-style="normal" fo:font-weight="normal"/>
    </style:style>
    <style:style style:name="T5" style:family="text">
      <style:text-properties fo:font-variant="normal" fo:text-transform="none" fo:color="#222222" style:font-name="Consolas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0066ff" style:font-name="Consolas" fo:font-size="9pt" fo:letter-spacing="normal" fo:font-style="normal" fo:font-weight="normal"/>
    </style:style>
    <style:style style:name="T8" style:family="text">
      <style:text-properties fo:font-variant="normal" fo:text-transform="none" fo:color="#0066ff" style:font-name="Consolas" fo:font-size="9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0066ff" style:font-name="Consolas" fo:font-size="9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0066ff" style:font-name="Consolas" fo:font-size="9pt" fo:letter-spacing="normal" fo:font-style="normal" fo:font-weight="bold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0066ff" style:font-name="Consolas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0066ff" style:font-name="Consolas" fo:font-size="11pt" fo:letter-spacing="normal" fo:font-style="normal" fo:font-weight="bold" style:font-size-asian="11pt" style:font-weight-asian="bold" style:font-size-complex="11pt" style:font-weight-complex="bold"/>
    </style:style>
    <style:style style:name="T13" style:family="text">
      <style:text-properties fo:font-size="9pt"/>
    </style:style>
    <style:style style:name="T14" style:family="text">
      <style:text-properties fo:font-size="11pt" fo:language="en" fo:country="US" officeooo:rsid="001dc257" style:font-size-asian="11pt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style:font-size-asian="11pt" style:font-size-complex="11pt"/>
    </style:style>
    <style:style style:name="T17" style:family="text">
      <style:text-properties fo:color="#0066ff"/>
    </style:style>
    <style:style style:name="T18" style:family="text">
      <style:text-properties fo:color="#0066f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ress:</text:p>
      <text:p text:style-name="P1"/>
      <text:p text:style-name="P1"><text:span text:style-name="T4">Կապ</text:span> </text:p>
      <text:p text:style-name="P3"><text:span text:style-name="T4">Մեր Հասցեն</text:span> </text:p>
      <text:p text:style-name="P3"><text:span text:style-name="T1">Հայաստան, 0002, Երեւան, Սարյան փող 22</text:span> </text:p>
      <text:p text:style-name="P3"/>
      <text:p text:style-name="P3"><text:span text:style-name="T4">Բաժանորդագրություն</text:span> </text:p>
      <text:p text:style-name="P3"/>
      <text:p text:style-name="P4"><text:span text:style-name="T3">Հեռ.</text:span><text:span text:style-name="T14"> </text:span><text:span text:style-name="T6"> </text:span><text:span text:style-name="T1">(3741)  539818</text:span> </text:p>
      <text:p text:style-name="P4"/>
      <text:p text:style-name="P4"><text:span text:style-name="T1">Ֆաքս.</text:span> <text:span text:style-name="T6"> </text:span><text:span text:style-name="T1">(3741)  </text:span> </text:p>
      <text:p text:style-name="P4"/>
      <text:p text:style-name="P4"><text:span text:style-name="T1">Էլ.փոստ </text:span><text:span text:style-name="T9">contact@armenpress.am</text:span><text:span text:style-name="T18"> </text:span></text:p>
      <text:p text:style-name="P4"><text:span text:style-name="T1">Ձեզ հետաքրքրող տարաբնույթ հարցերն կարող եք ուղղարկել </text:span><text:span text:style-name="T9">info@armenpress.am</text:span> <text:span text:style-name="T1">էլեկտրոնային հասցեին:</text:span> </text:p>
      <text:p text:style-name="P4"/>
      <text:p text:style-name="P2"><text:span text:style-name="T4">Contacts</text:span></text:p>
      <text:p text:style-name="P5"><text:span text:style-name="T16">Address: </text:span><text:span text:style-name="T13">Armenia, 22 Sarian Street, Yerevan, 0002, Armenpress </text:span></text:p>
      <text:p text:style-name="P4"><text:span text:style-name="T1">Tel.: +374 10  539818</text:span><text:span text:style-name="T13"> </text:span></text:p>
      <text:p text:style-name="P4"><text:span text:style-name="T1"/></text:p>
      <text:p text:style-name="P4"><text:span text:style-name="T1">E-mail: </text:span><text:span text:style-name="T9">contact@armenpress.am </text:span></text:p>
      <text:p text:style-name="P4"><text:span text:style-name="T1">You may also send us questions you are interested in via </text:span><text:span text:style-name="T9">info@armenpress.am</text:span><text:span text:style-name="T1"> e-mail. </text:span></text:p>
      <text:p text:style-name="P4"><text:span text:style-name="T1"/></text:p>
      <text:p text:style-name="P4"><text:span text:style-name="T1"/></text:p>
      <text:p text:style-name="P2"><text:span text:style-name="T4">Связь</text:span></text:p>
      <text:p text:style-name="P4"><text:span text:style-name="T5">Адрес: </text:span><text:span text:style-name="T1">Армения, г. Ереван, 0002, ул. Саряна 22, Арменпресс</text:span><text:span text:style-name="T4"> </text:span></text:p>
      <text:p text:style-name="P4"><text:span text:style-name="T2">Тел.:</text:span><text:span text:style-name="T5"> <text:s/></text:span><text:span text:style-name="T2">+374 10 539818</text:span><text:span text:style-name="T5"> </text:span></text:p>
      <text:p text:style-name="P4"><text:span text:style-name="T5"/></text:p>
      <text:p text:style-name="P4"><text:span text:style-name="T5">Эл. почта: </text:span><text:span text:style-name="T10">contact@armenpress.am</text:span></text:p>
      <text:p text:style-name="P4"><text:span text:style-name="T5">Вы также можете прислать интересующие вас вопросы по эл. почте </text:span><text:span text:style-name="T10">info@armenpress.am</text:span><text:span text:style-name="T1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4:28:01.653000000</meta:creation-date>
    <dc:date>2017-03-01T04:46:05.640000000</dc:date>
    <meta:editing-duration>PT7M41S</meta:editing-duration>
    <meta:editing-cycles>5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19" meta:word-count="84" meta:character-count="647" meta:non-whitespace-character-count="560"/>
  </office:meta>
</office:document-meta>
</file>